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07f9" officeooo:paragraph-rsid="001e07f9"/>
    </style:style>
    <style:style style:name="P2" style:family="paragraph" style:parent-style-name="Standard" style:list-style-name="L1">
      <style:text-properties officeooo:rsid="001f45ac" officeooo:paragraph-rsid="001f45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41252201" text:style-name="L1">
        <text:list-item>
          <text:p text:style-name="P1">Template inbalance</text:p>
          <text:list>
            <text:list-item>
              <text:p text:style-name="P1">when balanced, really bad scores</text:p>
            </text:list-item>
          </text:list>
        </text:list-item>
        <text:list-item>
          <text:p text:style-name="P1">upsampling/downsampling</text:p>
          <text:list>
            <text:list-item>
              <text:p text:style-name="P1">Using wordnet?</text:p>
            </text:list-item>
            <text:list-item>
              <text:p text:style-name="P2">More of the same templates</text:p>
            </text:list-item>
            <text:list-item>
              <text:p text:style-name="P2">More of different templates</text:p>
            </text:list-item>
          </text:list>
        </text:list-item>
        <text:list-item>
          <text:p text:style-name="P1">New baseline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0:37:24.682987379</meta:creation-date>
    <dc:date>2021-10-12T10:56:56.669199615</dc:date>
    <meta:editing-duration>PT9M21S</meta:editing-duration>
    <meta:editing-cycles>1</meta:editing-cycles>
    <meta:document-statistic meta:table-count="0" meta:image-count="0" meta:object-count="0" meta:page-count="1" meta:paragraph-count="7" meta:word-count="28" meta:character-count="167" meta:non-whitespace-character-count="153"/>
    <meta:generator>LibreOffice/6.4.7.2$Linux_X86_64 LibreOffice_project/40$Build-2</meta:generator>
  </office:meta>
</office:document-meta>
</file>